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P1" style:family="paragraph" style:parent-style-name="Standard">
      <style:text-properties fo:font-size="12pt" fo:font-weight="bold" style:font-size-asian="12pt" style:font-weight-asian="bold" style:font-size-complex="12pt" style:font-weight-complex="bold"/>
    </style:style>
    <style:style style:name="P2" style:family="paragraph" style:parent-style-name="Standard">
      <style:text-properties fo:font-size="12pt" fo:font-weight="bold" officeooo:rsid="0006b251" officeooo:paragraph-rsid="0006b251" style:font-size-asian="12pt" style:font-weight-asian="bold" style:font-size-complex="12pt" style:font-weight-complex="bold"/>
    </style:style>
    <style:style style:name="P3" style:family="paragraph" style:parent-style-name="Standard">
      <style:text-properties fo:font-size="12pt" fo:font-weight="bold" officeooo:rsid="0007005c" officeooo:paragraph-rsid="0007005c" style:font-size-asian="12pt" style:font-weight-asian="bold" style:font-size-complex="12pt" style:font-weight-complex="bold"/>
    </style:style>
    <style:style style:name="P4" style:family="paragraph" style:parent-style-name="Standard">
      <style:text-properties fo:font-size="12pt" fo:font-weight="bold" officeooo:rsid="0008cfe2" officeooo:paragraph-rsid="000a4d38" style:font-size-asian="12pt" style:font-weight-asian="bold" style:font-size-complex="12pt" style:font-weight-complex="bold"/>
    </style:style>
    <style:style style:name="P5" style:family="paragraph" style:parent-style-name="Standard">
      <style:text-properties fo:font-size="12pt" fo:font-weight="normal" officeooo:rsid="00069869" officeooo:paragraph-rsid="00069869" style:font-size-asian="12pt" style:font-weight-asian="normal" style:font-size-complex="12pt" style:font-weight-complex="normal"/>
    </style:style>
    <style:style style:name="P6" style:family="paragraph" style:parent-style-name="Standard">
      <style:paragraph-properties fo:margin-left="0cm" fo:margin-right="0cm" fo:text-indent="1.249cm" style:auto-text-indent="false"/>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margin-left="1.249cm" fo:margin-right="0cm" fo:text-indent="0cm" style:auto-text-indent="false"/>
      <style:text-properties fo:font-weight="bold" style:font-weight-asian="bold" style:font-weight-complex="bold"/>
    </style:style>
    <style:style style:name="P9" style:family="paragraph" style:parent-style-name="Standard">
      <style:paragraph-properties fo:margin-left="1.249cm" fo:margin-right="0cm" fo:text-indent="0cm" style:auto-text-indent="false"/>
      <style:text-properties officeooo:rsid="0001e0d5" officeooo:paragraph-rsid="0001e0d5"/>
    </style:style>
    <style:style style:name="P10" style:family="paragraph" style:parent-style-name="Standard">
      <style:paragraph-properties fo:margin-left="1.249cm" fo:margin-right="0cm" fo:text-indent="0cm" style:auto-text-indent="false"/>
      <style:text-properties officeooo:rsid="00026ada" officeooo:paragraph-rsid="00026ada"/>
    </style:style>
    <style:style style:name="P11" style:family="paragraph" style:parent-style-name="Standard">
      <style:paragraph-properties fo:margin-left="1.249cm" fo:margin-right="0cm" fo:text-indent="0cm" style:auto-text-indent="false"/>
      <style:text-properties officeooo:paragraph-rsid="00026ada"/>
    </style:style>
    <style:style style:name="P12" style:family="paragraph" style:parent-style-name="Standard">
      <style:paragraph-properties fo:margin-left="0cm" fo:margin-right="0cm" fo:text-indent="0cm" style:auto-text-indent="false"/>
    </style:style>
    <style:style style:name="P13" style:family="paragraph" style:parent-style-name="Standard">
      <style:paragraph-properties fo:margin-left="0cm" fo:margin-right="0cm" fo:text-indent="1.249cm" style:auto-text-indent="false"/>
      <style:text-properties officeooo:paragraph-rsid="00035fb2"/>
    </style:style>
    <style:style style:name="P14" style:family="paragraph" style:parent-style-name="Standard">
      <style:text-properties officeooo:paragraph-rsid="0006b251"/>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style:font-size-asian="12pt" style:font-size-complex="12pt"/>
    </style:style>
    <style:style style:name="T4" style:family="text">
      <style:text-properties fo:font-weight="bold" style:font-weight-asian="bold" style:font-weight-complex="bold"/>
    </style:style>
    <style:style style:name="T5" style:family="text">
      <style:text-properties fo:font-weight="bold" officeooo:rsid="0006b251" style:font-weight-asian="bold" style:font-weight-complex="bold"/>
    </style:style>
    <style:style style:name="T6" style:family="text">
      <style:text-properties officeooo:rsid="00026ada"/>
    </style:style>
    <style:style style:name="T7" style:family="text">
      <style:text-properties fo:font-weight="normal" style:font-weight-asian="normal" style:font-weight-complex="normal"/>
    </style:style>
    <style:style style:name="T8" style:family="text">
      <style:text-properties fo:font-weight="normal" officeooo:rsid="0004d9dc" style:font-weight-asian="normal" style:font-weight-complex="normal"/>
    </style:style>
    <style:style style:name="T9" style:family="text">
      <style:text-properties fo:font-weight="normal" officeooo:rsid="00069869" style:font-weight-asian="normal" style:font-weight-complex="normal"/>
    </style:style>
    <style:style style:name="T10" style:family="text">
      <style:text-properties fo:font-weight="normal" officeooo:rsid="0007005c" style:font-weight-asian="normal" style:font-weight-complex="normal"/>
    </style:style>
    <style:style style:name="T11" style:family="text">
      <style:text-properties fo:font-weight="normal" officeooo:rsid="000a4d38" style:font-weight-asian="normal" style:font-weight-complex="normal"/>
    </style:style>
    <style:style style:name="T12" style:family="text">
      <style:text-properties officeooo:rsid="00035fb2"/>
    </style:style>
    <style:style style:name="T13" style:family="text">
      <style:text-properties officeooo:rsid="0006b251"/>
    </style:style>
    <style:style style:name="T14" style:family="text">
      <style:text-properties officeooo:rsid="000a4d3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I. MARKET ANALYSIS</text:span></text:p>
      <text:p text:style-name="Standard"/>
      <text:p text:style-name="P14"><text:span text:style-name="T2">1. Describe your company's product and its characteristics.</text:span></text:p>
      <text:p text:style-name="P5"><text:span text:style-name="T5">Core: </text:span>Our product is a mobile app that allows you to test different furniture products in a given space thanks to the augmented reality. Furthermore, you may be able to add new furniture to the app <text:span text:style-name="T13">so it’s customizable</text:span>.</text:p>
      <text:p text:style-name="P2">Quality: <text:span text:style-name="T7">Our app has been fully tested with different types of tests </text:span><text:span text:style-name="T10">(unit, integration…).</text:span></text:p>
      <text:p text:style-name="P3">Price: <text:span text:style-name="T7">Our base software app customized with the furniture that a client may offer us and visually customized for the client has a cost <text:s/>of 15.000€. In addition, we offer anual maintenance in case something went wrong or new additions to this software which vary from €1.000 per year (this includes only problems troubleshooting) to €3.000 which includes also the new additions the client may want.</text:span></text:p>
      <text:p text:style-name="P3">Brand, name and graphic expressions: <text:span text:style-name="T7">In the launch screen it will appear the logo of our customer (for example, Ikea) but below it there will be a message that says “powered by DualVision”, which will make people read our name every time they open our app.</text:span></text:p>
      <text:p text:style-name="P4">Services: <text:span text:style-name="T7">In addition to the customization of the furniture displayed, me may implement new additions that our clients may ask for such as a statistics report, the implementation of users for every customer, </text:span><text:span text:style-name="T11">etc.</text:span></text:p>
      <text:p text:style-name="P4"><text:span text:style-name="T14">Product image: <text:s/></text:span><text:span text:style-name="T11">The information that people may create about the company thanks to using our product is that we are very modern (thanks to using a brand new technology such as AR), useful, and simple.</text:span></text:p>
      <text:p text:style-name="P4"><text:span text:style-name="T11"/></text:p>
      <text:p text:style-name="Standard"><text:span text:style-name="T2">2. Indicate how you are going to calculate the sale price of your product.</text:span></text:p>
      <text:p text:style-name="P1"><text:span text:style-name="T8">Our pricing method would be based </text:span><text:span text:style-name="T7">on competition, </text:span><text:span text:style-name="T8">because our software doesn’t have many competitors but a growing demand. Given that, we believe that the software is overpriced and if we offer it at a lower price than our competitors, we would still make a lot of profit</text:span>. <text:span text:style-name="T9">Therefore our price would be a penetration price.</text:span></text:p>
      <text:p text:style-name="P1"/>
      <text:p text:style-name="Standard"><text:span text:style-name="T2">3. Consumers</text:span></text:p>
      <text:p text:style-name="P8"><text:span text:style-name="T6">I. </text:span>Define the market segment the company is targeting, its "target group" and the reasons that motivate consumption.</text:p>
      <text:p text:style-name="P9"><text:span text:style-name="T4">Geographic: </text:span><text:span text:style-name="T6">Located in Spain</text:span></text:p>
      <text:p text:style-name="P10"><text:span text:style-name="T4">Demographic: </text:span><text:span text:style-name="T7">The </text:span>final customer <text:s/>(of the companies that we would sell our product) should be people between 20 and 60 years old who can afford to buy furniture but at the same time are able to handle the technology that our software implies.</text:p>
      <text:p text:style-name="P11"><text:soft-page-break/><text:span text:style-name="T4">Psychographic:</text:span> <text:span text:style-name="T6">We don’t have an exclusive personality type, but we guess that the people who is more perfectionist or insecure should use our app more than other type of people</text:span></text:p>
      <text:p text:style-name="P11"><text:span text:style-name="T4">Behavioral: </text:span><text:span text:style-name="T6">We aim for our product to be used most of the times that a target consumer wants to buy something from the stores that we sold our software.</text:span></text:p>
      <text:p text:style-name="P12"/>
      <text:p text:style-name="P6"><text:span text:style-name="T6">II. </text:span>Identification of who is involved in the purchasing process: Prescribers, etc.</text:p>
      <text:p text:style-name="P13"><text:span text:style-name="T12">Our goal is that <text:s/>through the distribution channels (for example, publicity in the store we sold our software) people, who in the end are our final customer, may realise about the app <text:s/>and due to the good experience they may have, recommend the app and the store to their closed ones</text:span>.</text:p>
      <text:p text:style-name="P13"><text:span text:style-name="T12">That way, other stores will notice that the reason of the increasing sales of their rival is due to the use of our software and they would like to implement it in their buisnesses as well.</text:span></text:p>
      <text:p text:style-name="Standard"/>
      <text:p text:style-name="Standard"><text:span text:style-name="T2">4. The demand</text:span></text:p>
      <text:p text:style-name="Standard"><text:span text:style-name="T3">Identify the real and potential market of your company. It is possible that you do not have all the information for your geographical area of ​​action, in that case you can extrapolate the data obtained from broader territorial areas.</text:span></text:p>
      <text:p text:style-name="Standard">https://www.ine.es/dyngs/INEbase/es/operacion.htm?c=Estadistica_C&amp;cid=1254736176741&amp;menu=ultiDatos&amp;idp=1254735576692</text:p>
      <text:p text:style-name="Standard"/>
      <text:p text:style-name="Standard"><text:span text:style-name="T2">5. Suppliers and Intermediaries</text:span></text:p>
      <text:p text:style-name="Standard"><text:span text:style-name="T3">Indicate which are the main suppliers and intermediaries of your business.</text:span></text:p>
      <text:p text:style-name="Standard"/>
      <text:p text:style-name="Standard"><text:span text:style-name="T2">6. Competition</text:span></text:p>
      <text:p text:style-name="Standard"/>
      <text:p text:style-name="Standard"><text:span text:style-name="T3">Identify your competition, study it to learn from it and point out its weaknesses to overcome it.</text:span></text:p>
      <text:p text:style-name="Standard"/>
      <text:p text:style-name="Standard"><text:span text:style-name="T4">Conclusions: diagnosis of the initial situation</text:span></text:p>
      <text:p text:style-name="P7"/>
      <text:p text:style-name="Standard"><text:span text:style-name="T4">Make an assessment of the information collected.</text:span></text:p>
      <text:p text:style-name="Standard"/>
      <text:p text:style-name="Standard"/>
      <text:p text:style-name="Standard"><text:soft-page-break/></text:p>
      <text:p text:style-name="Standard"><text:span text:style-name="T1">II. MARKETING STRATEGIES</text:span></text:p>
      <text:p text:style-name="Standard"/>
      <text:p text:style-name="Standard"/>
      <text:p text:style-name="Standard">Describe some of the marketing strategies that you would adopt in your business idea.</text:p>
      <text:p text:style-name="Standard"/>
      <text:p text:style-name="Standard"/>
      <text:p text:style-name="Standard">Describe what type of communication strategies you are going to use.</text:p>
      <text:p text:style-name="Standard"/>
      <text:p text:style-name="Standard"><text:span text:style-name="T1">III. ORGANIZATION OF BUSINESS ACTIVITY (MARKED GOODS AND / OR SERVICES)</text:span></text:p>
      <text:p text:style-name="Standard"/>
      <text:p text:style-name="Standard">Briefly comment who your main suppliers are, what distribution channels you have chosen for your products. Have you considered having a minimum stock in the company of the different products you offer? Justify your answers.</text:p>
      <text:p text:style-name="Standard"/>
      <text:p text:style-name="Standard"><text:span text:style-name="T1">IV. ORGANIZATION OF HUMAN RESOURCES</text:span></text:p>
      <text:p text:style-name="Standard"/>
      <text:p text:style-name="Standard">Describe the characteristics of the different work positions in the company and the composition of the workforce.</text:p>
      <text:p text:style-name="Standard"/>
      <text:p text:style-name="Standard">Draw the organization chart of the compan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Carlos Jose Riquelme</meta:initial-creator>
    <meta:editing-cycles>4</meta:editing-cycles>
    <meta:creation-date>2021-02-23T09:03:00</meta:creation-date>
    <dc:date>2023-02-01T10:10:34.211000000</dc:date>
    <meta:editing-duration>PT21M42S</meta:editing-duration>
    <meta:generator>LibreOffice/7.3.3.2$Windows_X86_64 LibreOffice_project/d1d0ea68f081ee2800a922cac8f79445e4603348</meta:generator>
    <meta:document-statistic meta:table-count="0" meta:image-count="0" meta:object-count="0" meta:page-count="3" meta:paragraph-count="36" meta:word-count="733" meta:character-count="4463" meta:non-whitespace-character-count="3759"/>
    <meta:user-defined meta:name="AppVersion">16.0000</meta:user-defined>
    <meta:template xlink:type="simple" xlink:actuate="onRequest" xlink:title="Normal" xlink:href=""/>
  </office:meta>
</office:document-meta>
</file>